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line-height="150%"/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6.10.2020</text:p>
      <text:p text:style-name="P2"/>
      <text:p text:style-name="P1">Rafał Korzeniec</text:p>
      <text:p text:style-name="P1">Raport z testów aplikacji sklepu internetowego SPTech</text:p>
      <text:p text:style-name="P2"/>
      <text:p text:style-name="P1">Całość dostępca pod linkiem: https://github.com/RafKorz/SPTechTestWebstore</text:p>
      <text:p text:style-name="P2"/>
      <text:p text:style-name="P2">Podsumowanie wykonanych działań.</text:p>
      <text:p text:style-name="P2">Środowiska i urządzenia, na których odbywały się testy:</text:p>
      <text:list xml:id="list1134603819136214447" text:style-name="L6">
        <text:list-item>
          <text:p text:style-name="P9">Windows 7, 64 bit,</text:p>
        </text:list-item>
        <text:list-item>
          <text:p text:style-name="P9">Mozilla Firefox 81.0.2 64 bit </text:p>
        </text:list-item>
        <text:list-item>
          <text:p text:style-name="P9">Google Chrome Wersja 86.0.4240.111 64 bit </text:p>
        </text:list-item>
        <text:list-item>
          <text:p text:style-name="P9">Opera 72.0.3815.148 64 bit</text:p>
        </text:list-item>
        <text:list-item>
          <text:p text:style-name="P9">Test Rail</text:p>
        </text:list-item>
        <text:list-item>
          <text:p text:style-name="P9">Jira Software</text:p>
        </text:list-item>
        <text:list-item>
          <text:p text:style-name="P9">Selenium IDE</text:p>
        </text:list-item>
        <text:list-item>
          <text:p text:style-name="P9">Selenium Webdriver – Java &amp; Cucumber, Gherkin</text:p>
        </text:list-item>
        <text:list-item>
          <text:p text:style-name="P9">Github.com</text:p>
        </text:list-item>
      </text:list>
      <text:p text:style-name="P2"/>
      <text:p text:style-name="P2">Obszary aplikacji oraz rodzaje testów wykonane:</text:p>
      <text:list xml:id="list8370546450348946504" text:style-name="L4">
        <text:list-item>
          <text:p text:style-name="P4">Panel rejestracji i logowania użytkownika, testy funkcjonalne, testy przejść między stanami, 2,5h – logowanie do systemu zautomatyzowane (test automatyczny w Selenium Webdriver w Java &amp; Cucumber, Gherkin i w Selenium IDE)</text:p>
        </text:list-item>
      </text:list>
      <text:list xml:id="list1928679350422542797" text:style-name="L3">
        <text:list-item>
          <text:p text:style-name="P5">Panel nabywania towaru, testy funkcjonalne, testy przejść między stanami, 2h</text:p>
        </text:list-item>
      </text:list>
      <text:list xml:id="list4268506334712496193" text:style-name="L2">
        <text:list-item>
          <text:p text:style-name="P6">Koszyk, Testy przejść między stanami, testy funkcjonalne, 1,5h</text:p>
        </text:list-item>
      </text:list>
      <text:list xml:id="list3575753784085796200" text:style-name="L1">
        <text:list-item>
          <text:p text:style-name="P7">Testy pola wyszukiwania, testy funkcjonalne, testy przejść między stanami, 05h – test wyszukiwarki zautomatyzowany (test automatyczny w Selenium IDE)</text:p>
        </text:list-item>
        <text:list-item>
          <text:p text:style-name="P7">Obszar zakładek, działów i filtrów produktowych, testy funkcjonalne, testy przejść między stanami, 2,5h – navigacja po stronie została zautomatyzowyana (test automatyczny w Selenium IDE)</text:p>
        </text:list-item>
      </text:list>
      <text:p text:style-name="P2"/>
      <text:p text:style-name="P2">Podsumowanie defektów.</text:p>
      <text:list xml:id="list2649668360118212267" text:style-name="L5">
        <text:list-item>
          <text:p text:style-name="P8">Creating account without date of birth</text:p>
        </text:list-item>
        <text:list-item>
          <text:p text:style-name="P8">No subscription confirmation messages on e-mail box</text:p>
        </text:list-item>
        <text:list-item>
          <text:p text:style-name="P8"><text:soft-page-break/>Product filters "Clothes" - after selecting a product color, the product in a given color is not displayed immediately</text:p>
        </text:list-item>
        <text:list-item>
          <text:p text:style-name="P8">The "Art" tab doesn't work in the browser Mozilla Firefox</text:p>
        </text:list-item>
        <text:list-item>
          <text:p text:style-name="P8">Products filtres "Related products" - color problem</text:p>
        </text:list-item>
        <text:list-item>
          <text:p text:style-name="P8">There is no e-mail confirming the purchase.</text:p>
        </text:list-item>
        <text:list-item>
          <text:p text:style-name="P8">Personal data in address data</text:p>
          <text:p text:style-name="P8"/>
        </text:list-item>
      </text:list>
      <text:p text:style-name="P2">Link do błędów: https://github.com/RafKorz/SPTechTestWebstore/tree/main/Bugs</text:p>
      <text:p text:style-name="P2"/>
      <text:p text:style-name="P2">Podsumowanie kryteriów zakończenia testów.</text:p>
      <text:p text:style-name="P2">• Znaczna większość zaplanowanych testów została wykonana. Nie przetestowałem odnośników w stopce.</text:p>
      <text:p text:style-name="P2">• Trudności: ciężko automatyzuje się w Selenium IDE filtry w kategoriach produktowych <text:s/></text:p>
      <text:p text:style-name="P2">• Całość pracy zajęła 9 godzin (stosunkowo dużo czasu zajęło pisanie przypadków testowych i automatyzowanie wybranych elementów).</text:p>
      <text:p text:style-name="P2">• Możliwośćweryfikacji pracy pod linkiem: https://github.com/RafKorz/SPTechTestWebstore.</text:p>
      <text:p text:style-name="P2">• Wnioski: SnippingTool lepiej sprawdza się niż defeaultowy dla Windowsa PrintScreen(do zrzutów); Jeden duży przypadek testowy czasami warto podzielić na mniejsze(choć nie zawsze – wszystko zależy od kontekstu testu); Github doskonale nadaje się jako miejsce przechowania i udostępniania wyników swojej pracy oraz aktualizacji jej; W Selenium IDE stosunkowo szybko można zautomatyzować testy, a Selenium Webdriver daje możliwość skorelowania testu z metodą Behavior Driven Development – Cucumber – Gherkin i związanymi z tym historyjkami użytkowni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33S</meta:editing-duration>
    <meta:editing-cycles>6</meta:editing-cycles>
    <meta:generator>OpenOffice/4.1.7$Win32 OpenOffice.org_project/417m1$Build-9800</meta:generator>
    <dc:date>2020-10-26T02:09:40.41</dc:date>
    <dc:creator>Rafał Korzeniec</dc:creator>
    <meta:document-statistic meta:table-count="0" meta:image-count="0" meta:object-count="0" meta:page-count="2" meta:paragraph-count="36" meta:word-count="370" meta:character-count="2697"/>
    <meta:user-defined meta:name="Info 1"/>
    <meta:user-defined meta:name="Info 2"/>
    <meta:user-defined meta:name="Info 3"/>
    <meta:user-defined meta:name="Info 4"/>
  </office:meta>
</office:document-meta>
</file>